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new" table:style-name="ta1">
        <table:shapes>
          <draw:frame draw:z-index="0" draw:style-name="gr1" draw:text-style-name="P1" svg:width="15.992cm" svg:height="9.005cm" svg:x="24.02cm" svg:y="14.609cm">
            <draw:object draw:notify-on-update-of-ranges="results_new.A17:results_new.A26 results_new.B16:results_new.B16 results_new.B17:results_new.B26 results_new.C16:results_new.C16 results_new.C17:results_new.C26 results_new.D16:results_new.D16 results_new.D17:results_new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185cm" svg:height="9.005cm" svg:x="0cm" svg:y="15.033cm">
            <draw:object draw:notify-on-update-of-ranges="results_new.A17:results_new.A31 results_new.B16:results_new.B16 results_new.B17:results_new.B31 results_new.C16:results_new.C16 results_new.C17:results_new.C31 results_new.D16:results_new.D16 results_new.D17:results_new.D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2cm" svg:height="9.004cm" svg:x="18.488cm" svg:y="7.331cm">
            <draw:object draw:notify-on-update-of-ranges="results_new.A16:results_new.A16 results_new.A17:results_new.A26 results_new.B16:results_new.B16 results_new.B17:results_new.B26 results_new.C16:results_new.C16 results_new.C17:results_new.C26 results_new.D16:results_new.D16 results_new.D17:results_new.D26 results_new.E16:results_new.E16 results_new.E17:results_new.E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float" office:value="0.01" calcext:value-type="float" table:number-columns-spanned="3" table:number-rows-spanned="1">
            <text:p>0.01</text:p>
          </table:table-cell>
          <table:covered-table-cell table:number-columns-repeated="2"/>
          <table:table-cell table:style-name="ce1" office:value-type="float" office:value="0.02" calcext:value-type="float" table:number-columns-spanned="3" table:number-rows-spanned="1">
            <text:p>0.02</text:p>
          </table:table-cell>
          <table:covered-table-cell table:number-columns-repeated="2"/>
          <table:table-cell table:style-name="ce1" office:value-type="float" office:value="0.03" calcext:value-type="float" table:number-columns-spanned="3" table:number-rows-spanned="1">
            <text:p>0.03</text:p>
          </table:table-cell>
          <table:covered-table-cell table:number-columns-repeated="2"/>
          <table:table-cell table:style-name="ce1" office:value-type="float" office:value="0.04" calcext:value-type="float" table:number-columns-spanned="3" table:number-rows-spanned="1">
            <text:p>0.04</text:p>
          </table:table-cell>
          <table:covered-table-cell table:number-columns-repeated="2"/>
          <table:table-cell table:style-name="ce1" office:value-type="float" office:value="0.05" calcext:value-type="float" table:number-columns-spanned="3" table:number-rows-spanned="1">
            <text:p>0.05</text:p>
          </table:table-cell>
          <table:covered-table-cell table:number-columns-repeated="2"/>
          <table:table-cell table:style-name="ce1" office:value-type="float" office:value="0.06" calcext:value-type="float" table:number-columns-spanned="3" table:number-rows-spanned="1">
            <text:p>0.06</text:p>
          </table:table-cell>
          <table:covered-table-cell table:number-columns-repeated="2"/>
          <table:table-cell table:style-name="ce1" office:value-type="float" office:value="0.07" calcext:value-type="float" table:number-columns-spanned="3" table:number-rows-spanned="1">
            <text:p>0.07</text:p>
          </table:table-cell>
          <table:covered-table-cell table:number-columns-repeated="2"/>
          <table:table-cell table:style-name="ce1" office:value-type="float" office:value="0.08" calcext:value-type="float" table:number-columns-spanned="3" table:number-rows-spanned="1">
            <text:p>0.08</text:p>
          </table:table-cell>
          <table:covered-table-cell table:number-columns-repeated="2"/>
          <table:table-cell table:style-name="ce1" office:value-type="float" office:value="0.09" calcext:value-type="float" table:number-columns-spanned="3" table:number-rows-spanned="1">
            <text:p>0.09</text:p>
          </table:table-cell>
          <table:covered-table-cell table:number-columns-repeated="2"/>
          <table:table-cell table:style-name="ce1" office:value-type="float" office:value="0.1" calcext:value-type="float" table:number-columns-spanned="3" table:number-rows-spanned="1">
            <text:p>0.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82" calcext:value-type="float">
            <text:p>0.09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09" calcext:value-type="float">
            <text:p>0.0709</text:p>
          </table:table-cell>
          <table:table-cell office:value-type="float" office:value="1" calcext:value-type="float">
            <text:p>1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3102" calcext:value-type="float">
            <text:p>0.3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99" calcext:value-type="float">
            <text:p>0.87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44" calcext:value-type="float">
            <text:p>0.7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17" calcext:value-type="float">
            <text:p>0.7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047" calcext:value-type="float">
            <text:p>0.80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052" calcext:value-type="float">
            <text:p>0.90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06" calcext:value-type="float">
            <text:p>0.0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659" calcext:value-type="float">
            <text:p>0.2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08" calcext:value-type="float">
            <text:p>0.3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655" calcext:value-type="float">
            <text:p>0.5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474" calcext:value-type="float">
            <text:p>0.6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95" calcext:value-type="float">
            <text:p>0.8395</text:p>
          </table:table-cell>
          <table:table-cell office:value-type="float" office:value="1" calcext:value-type="float">
            <text:p>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9233" calcext:value-type="float">
            <text:p>0.9233</text:p>
          </table:table-cell>
          <table:table-cell office:value-type="float" office:value="1" calcext:value-type="float">
            <text:p>1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243" calcext:value-type="float">
            <text:p>0.9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42" calcext:value-type="float">
            <text:p>0.0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922" calcext:value-type="float">
            <text:p>0.29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945" calcext:value-type="float">
            <text:p>0.2945</text:p>
          </table:table-cell>
          <table:table-cell office:value-type="float" office:value="1" calcext:value-type="float">
            <text:p>1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6309" calcext:value-type="float">
            <text:p>0.6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39" calcext:value-type="float">
            <text:p>0.87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43" calcext:value-type="float">
            <text:p>0.8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616" calcext:value-type="float">
            <text:p>0.761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411" calcext:value-type="float">
            <text:p>0.9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03" calcext:value-type="float">
            <text:p>0.0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48" calcext:value-type="float">
            <text:p>0.10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89" calcext:value-type="float">
            <text:p>0.17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96" calcext:value-type="float">
            <text:p>0.2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353" calcext:value-type="float">
            <text:p>0.5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57" calcext:value-type="float">
            <text:p>0.8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02" calcext:value-type="float">
            <text:p>0.8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68" calcext:value-type="float">
            <text:p>0.9568</text:p>
          </table:table-cell>
          <table:table-cell office:value-type="float" office:value="1" calcext:value-type="float">
            <text:p>1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9359" calcext:value-type="float">
            <text:p>0.9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14" calcext:value-type="float">
            <text:p>0.0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45" calcext:value-type="float">
            <text:p>0.0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696999999999999" calcext:value-type="float">
            <text:p>0.06969999999999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78" calcext:value-type="float">
            <text:p>0.66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05" calcext:value-type="float">
            <text:p>0.7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125" calcext:value-type="float">
            <text:p>0.5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88" calcext:value-type="float">
            <text:p>0.9488</text:p>
          </table:table-cell>
          <table:table-cell office:value-type="float" office:value="1" calcext:value-type="float">
            <text:p>1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8761" calcext:value-type="float">
            <text:p>0.87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589" calcext:value-type="float">
            <text:p>0.9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58" calcext:value-type="float">
            <text:p>0.0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57" calcext:value-type="float">
            <text:p>0.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987" calcext:value-type="float">
            <text:p>0.1987</text:p>
          </table:table-cell>
          <table:table-cell office:value-type="float" office:value="1" calcext:value-type="float">
            <text:p>1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116" calcext:value-type="float">
            <text:p>0.5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043" calcext:value-type="float">
            <text:p>0.90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448" calcext:value-type="float">
            <text:p>0.8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65" calcext:value-type="float">
            <text:p>0.7765</text:p>
          </table:table-cell>
          <table:table-cell office:value-type="float" office:value="1" calcext:value-type="float">
            <text:p>1</text:p>
          </table:table-cell>
          <table:table-cell office:value-type="float" office:value="0.9307" calcext:value-type="float">
            <text:p>0.9307</text:p>
          </table:table-cell>
          <table:table-cell office:value-type="float" office:value="0.9312" calcext:value-type="float">
            <text:p>0.9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25" calcext:value-type="float">
            <text:p>0.00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766" calcext:value-type="float">
            <text:p>0.27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72" calcext:value-type="float">
            <text:p>0.3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958" calcext:value-type="float">
            <text:p>0.59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87" calcext:value-type="float">
            <text:p>0.83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76" calcext:value-type="float">
            <text:p>0.7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449" calcext:value-type="float">
            <text:p>0.8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01" calcext:value-type="float">
            <text:p>0.88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28" calcext:value-type="float">
            <text:p>0.8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15" calcext:value-type="float">
            <text:p>0.0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965" calcext:value-type="float">
            <text:p>0.29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066" calcext:value-type="float">
            <text:p>0.4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926" calcext:value-type="float">
            <text:p>0.49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63" calcext:value-type="float">
            <text:p>0.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146" calcext:value-type="float">
            <text:p>0.9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84" calcext:value-type="float">
            <text:p>0.8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818" calcext:value-type="float">
            <text:p>0.4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22" calcext:value-type="float">
            <text:p>0.1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989" calcext:value-type="float">
            <text:p>0.7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94" calcext:value-type="float">
            <text:p>0.38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821" calcext:value-type="float">
            <text:p>0.58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2" calcext:value-type="float">
            <text:p>0.822</text:p>
          </table:table-cell>
          <table:table-cell office:value-type="float" office:value="1" calcext:value-type="float">
            <text:p>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059" calcext:value-type="float">
            <text:p>0.50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35" calcext:value-type="float">
            <text:p>0.9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35" calcext:value-type="float">
            <text:p>0.0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568" calcext:value-type="float">
            <text:p>0.35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13" calcext:value-type="float">
            <text:p>0.68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72" calcext:value-type="float">
            <text:p>0.69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98" calcext:value-type="float">
            <text:p>0.89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86" calcext:value-type="float">
            <text:p>0.8886</text:p>
          </table:table-cell>
          <table:table-cell office:value-type="float" office:value="1" calcext:value-type="float">
            <text:p>1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8002" calcext:value-type="float">
            <text:p>0.8002</text:p>
          </table:table-cell>
          <table:table-cell office:value-type="float" office:value="1" calcext:value-type="float">
            <text:p>1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245" calcext:value-type="float">
            <text:p>0.9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formula="of:=AVERAGE([.A3:.A12])" office:value-type="float" office:value="0" calcext:value-type="float">
            <text:p>0</text:p>
          </table:table-cell>
          <table:table-cell table:formula="of:=AVERAGE([.B3:.B12])" office:value-type="float" office:value="0" calcext:value-type="float">
            <text:p>0</text:p>
          </table:table-cell>
          <table:table-cell table:formula="of:=AVERAGE([.C3:.C12])" office:value-type="float" office:value="1" calcext:value-type="float">
            <text:p>1</text:p>
          </table:table-cell>
          <table:table-cell table:formula="of:=AVERAGE([.D3:.D12])" office:value-type="float" office:value="0.01668" calcext:value-type="float">
            <text:p>0.01668</text:p>
          </table:table-cell>
          <table:table-cell table:formula="of:=AVERAGE([.E3:.E12])" office:value-type="float" office:value="0.01668" calcext:value-type="float">
            <text:p>0.01668</text:p>
          </table:table-cell>
          <table:table-cell table:formula="of:=AVERAGE([.F3:.F12])" office:value-type="float" office:value="1" calcext:value-type="float">
            <text:p>1</text:p>
          </table:table-cell>
          <table:table-cell table:formula="of:=AVERAGE([.G3:.G12])" office:value-type="float" office:value="0.14964" calcext:value-type="float">
            <text:p>0.14964</text:p>
          </table:table-cell>
          <table:table-cell table:formula="of:=AVERAGE([.H3:.H12])" office:value-type="float" office:value="0.14964" calcext:value-type="float">
            <text:p>0.14964</text:p>
          </table:table-cell>
          <table:table-cell table:formula="of:=AVERAGE([.I3:.I12])" office:value-type="float" office:value="1" calcext:value-type="float">
            <text:p>1</text:p>
          </table:table-cell>
          <table:table-cell table:formula="of:=AVERAGE([.J3:.J12])" office:value-type="float" office:value="0.21765" calcext:value-type="float">
            <text:p>0.21765</text:p>
          </table:table-cell>
          <table:table-cell table:formula="of:=AVERAGE([.K3:.K12])" office:value-type="float" office:value="0.21765" calcext:value-type="float">
            <text:p>0.21765</text:p>
          </table:table-cell>
          <table:table-cell table:formula="of:=AVERAGE([.L3:.L12])" office:value-type="float" office:value="1" calcext:value-type="float">
            <text:p>1</text:p>
          </table:table-cell>
          <table:table-cell table:formula="of:=AVERAGE([.M3:.M12])" office:value-type="float" office:value="0.48563" calcext:value-type="float">
            <text:p>0.48563</text:p>
          </table:table-cell>
          <table:table-cell table:formula="of:=AVERAGE([.N3:.N12])" office:value-type="float" office:value="0.48571" calcext:value-type="float">
            <text:p>0.48571</text:p>
          </table:table-cell>
          <table:table-cell table:formula="of:=AVERAGE([.O3:.O12])" office:value-type="float" office:value="1" calcext:value-type="float">
            <text:p>1</text:p>
          </table:table-cell>
          <table:table-cell table:formula="of:=AVERAGE([.P3:.P12])" office:value-type="float" office:value="0.63483" calcext:value-type="float">
            <text:p>0.63483</text:p>
          </table:table-cell>
          <table:table-cell table:formula="of:=AVERAGE([.Q3:.Q12])" office:value-type="float" office:value="0.63485" calcext:value-type="float">
            <text:p>0.63485</text:p>
          </table:table-cell>
          <table:table-cell table:formula="of:=AVERAGE([.R3:.R12])" office:value-type="float" office:value="1" calcext:value-type="float">
            <text:p>1</text:p>
          </table:table-cell>
          <table:table-cell table:formula="of:=AVERAGE([.S3:.S12])" office:value-type="float" office:value="0.74077" calcext:value-type="float">
            <text:p>0.74077</text:p>
          </table:table-cell>
          <table:table-cell table:formula="of:=AVERAGE([.T3:.T12])" office:value-type="float" office:value="0.74077" calcext:value-type="float">
            <text:p>0.74077</text:p>
          </table:table-cell>
          <table:table-cell table:formula="of:=AVERAGE([.U3:.U12])" office:value-type="float" office:value="1" calcext:value-type="float">
            <text:p>1</text:p>
          </table:table-cell>
          <table:table-cell table:formula="of:=AVERAGE([.V3:.V12])" office:value-type="float" office:value="0.86198" calcext:value-type="float">
            <text:p>0.86198</text:p>
          </table:table-cell>
          <table:table-cell table:formula="of:=AVERAGE([.W3:.W12])" office:value-type="float" office:value="0.86198" calcext:value-type="float">
            <text:p>0.86198</text:p>
          </table:table-cell>
          <table:table-cell table:formula="of:=AVERAGE([.X3:.X12])" office:value-type="float" office:value="1" calcext:value-type="float">
            <text:p>1</text:p>
          </table:table-cell>
          <table:table-cell table:formula="of:=AVERAGE([.Y3:.Y12])" office:value-type="float" office:value="0.81956" calcext:value-type="float">
            <text:p>0.81956</text:p>
          </table:table-cell>
          <table:table-cell table:formula="of:=AVERAGE([.Z3:.Z12])" office:value-type="float" office:value="0.81998" calcext:value-type="float">
            <text:p>0.81998</text:p>
          </table:table-cell>
          <table:table-cell table:formula="of:=AVERAGE([.AA3:.AA12])" office:value-type="float" office:value="1" calcext:value-type="float">
            <text:p>1</text:p>
          </table:table-cell>
          <table:table-cell table:formula="of:=AVERAGE([.AB3:.AB12])" office:value-type="float" office:value="0.90191" calcext:value-type="float">
            <text:p>0.90191</text:p>
          </table:table-cell>
          <table:table-cell table:formula="of:=AVERAGE([.AC3:.AC12])" office:value-type="float" office:value="0.91758" calcext:value-type="float">
            <text:p>0.91758</text:p>
          </table:table-cell>
          <table:table-cell table:formula="of:=AVERAGE([.AD3:.AD12])" office:value-type="float" office:value="1" calcext:value-type="float">
            <text:p>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k_mers+helinger</text:p>
          </table:table-cell>
          <table:table-cell office:value-type="string" calcext:value-type="string">
            <text:p>Levinshtein</text:p>
          </table:table-cell>
          <table:table-cell office:value-type="string" calcext:value-type="string">
            <text:p>Lempel ziv</text:p>
          </table:table-cell>
          <table:table-cell office:value-type="string" calcext:value-type="string">
            <text:p>symetric ncd</text:p>
          </table:table-cell>
          <table:table-cell table:number-columns-repeated="25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0.01668" calcext:value-type="float">
            <text:p>0.016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0.14964" calcext:value-type="float">
            <text:p>0.149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0.21765" calcext:value-type="float">
            <text:p>0.217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8563" calcext:value-type="float">
            <text:p>0.48563</text:p>
          </table:table-cell>
          <table:table-cell office:value-type="float" office:value="0.48571" calcext:value-type="float">
            <text:p>0.4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3483" calcext:value-type="float">
            <text:p>0.63483</text:p>
          </table:table-cell>
          <table:table-cell office:value-type="float" office:value="0.63485" calcext:value-type="float">
            <text:p>0.634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0.74077" calcext:value-type="float">
            <text:p>0.74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0.86198" calcext:value-type="float">
            <text:p>0.861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81956" calcext:value-type="float">
            <text:p>0.81956</text:p>
          </table:table-cell>
          <table:table-cell office:value-type="float" office:value="0.81998" calcext:value-type="float">
            <text:p>0.81998</text:p>
          </table:table-cell>
          <table:table-cell office:value-type="float" office:value="1" calcext:value-type="float">
            <text:p>1</text:p>
          </table:table-cell>
          <table:table-cell office:value-type="float" office:value="0.999888888888889" calcext:value-type="float">
            <text:p>0.999888888888889</text:p>
          </table:table-cell>
          <table:table-cell table:number-columns-repeated="25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0191" calcext:value-type="float">
            <text:p>0.90191</text:p>
          </table:table-cell>
          <table:table-cell office:value-type="float" office:value="0.91758" calcext:value-type="float">
            <text:p>0.91758</text:p>
          </table:table-cell>
          <table:table-cell office:value-type="float" office:value="1" calcext:value-type="float">
            <text:p>1</text:p>
          </table:table-cell>
          <table:table-cell office:value-type="float" office:value="0.99985" calcext:value-type="float">
            <text:p>0.99985</text:p>
          </table:table-cell>
          <table:table-cell table:number-columns-repeated="25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97657" calcext:value-type="float">
            <text:p>0.97657</text:p>
          </table:table-cell>
          <table:table-cell office:value-type="float" office:value="0.83173" calcext:value-type="float">
            <text:p>0.83173</text:p>
          </table:table-cell>
          <table:table-cell office:value-type="float" office:value="0.901333333333333" calcext:value-type="float">
            <text:p>0.901333333333333</text:p>
          </table:table-cell>
          <table:table-cell table:number-columns-repeated="2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89092" calcext:value-type="float">
            <text:p>0.89092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4078" calcext:value-type="float">
            <text:p>0.4078</text:p>
          </table:table-cell>
          <table:table-cell table:number-columns-repeated="25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80425" calcext:value-type="float">
            <text:p>0.80425</text:p>
          </table:table-cell>
          <table:table-cell office:value-type="float" office:value="0.2795" calcext:value-type="float">
            <text:p>0.2795</text:p>
          </table:table-cell>
          <table:table-cell office:value-type="float" office:value="0.1999375" calcext:value-type="float">
            <text:p>0.1999375</text:p>
          </table:table-cell>
          <table:table-cell table:number-columns-repeated="2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48934" calcext:value-type="float">
            <text:p>0.48934</text:p>
          </table:table-cell>
          <table:table-cell office:value-type="float" office:value="0.15344" calcext:value-type="float">
            <text:p>0.15344</text:p>
          </table:table-cell>
          <table:table-cell table:number-columns-repeated="2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0109" calcext:value-type="float">
            <text:p>0.050109</text:p>
          </table:table-cell>
          <table:table-cell office:value-type="float" office:value="0.30466" calcext:value-type="float">
            <text:p>0.30466</text:p>
          </table:table-cell>
          <table:table-cell office:value-type="float" office:value="0.08023" calcext:value-type="float">
            <text:p>0.08023</text:p>
          </table:table-cell>
          <table:table-cell table:number-columns-repeated="26"/>
        </table:table-row>
      </table:table>
      <table:table table:name="Sheet2" table:style-name="ta1">
        <table:shapes>
          <draw:frame draw:z-index="0" draw:style-name="gr1" draw:text-style-name="P1" svg:width="25.029cm" svg:height="10.679cm" svg:x="6.883cm" svg:y="0.106cm">
            <draw:object draw:notify-on-update-of-ranges="Sheet2.A2:Sheet2.A28 Sheet2.B1:Sheet2.B1 Sheet2.B2:Sheet2.B28 Sheet2.C1:Sheet2.C1 Sheet2.C2:Sheet2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lempel ziv</text:p>
          </table:table-cell>
          <table:table-cell office:value-type="string" calcext:value-type="string">
            <text:p>ncd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.999888888888889" calcext:value-type="float">
            <text:p>0.9998888888888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9985" calcext:value-type="float">
            <text:p>0.9998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99762" calcext:value-type="float">
            <text:p>0.99762</text:p>
          </table:table-cell>
          <table:table-cell office:value-type="float" office:value="0.99634" calcext:value-type="float">
            <text:p>0.9963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99044" calcext:value-type="float">
            <text:p>0.99044</text:p>
          </table:table-cell>
          <table:table-cell office:value-type="float" office:value="0.99569" calcext:value-type="float">
            <text:p>0.9956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99481" calcext:value-type="float">
            <text:p>0.99481</text:p>
          </table:table-cell>
          <table:table-cell office:value-type="float" office:value="0.99207" calcext:value-type="float">
            <text:p>0.992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97796" calcext:value-type="float">
            <text:p>0.97796</text:p>
          </table:table-cell>
          <table:table-cell office:value-type="float" office:value="0.92328" calcext:value-type="float">
            <text:p>0.9232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95406" calcext:value-type="float">
            <text:p>0.95406</text:p>
          </table:table-cell>
          <table:table-cell office:value-type="float" office:value="0.95497" calcext:value-type="float">
            <text:p>0.9549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97036" calcext:value-type="float">
            <text:p>0.97036</text:p>
          </table:table-cell>
          <table:table-cell office:value-type="float" office:value="0.90018" calcext:value-type="float">
            <text:p>0.9001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90317" calcext:value-type="float">
            <text:p>0.90317</text:p>
          </table:table-cell>
          <table:table-cell office:value-type="float" office:value="0.9185" calcext:value-type="float">
            <text:p>0.918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90003" calcext:value-type="float">
            <text:p>0.90003</text:p>
          </table:table-cell>
          <table:table-cell office:value-type="float" office:value="0.84604" calcext:value-type="float">
            <text:p>0.8460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84362" calcext:value-type="float">
            <text:p>0.8436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75531" calcext:value-type="float">
            <text:p>0.75531</text:p>
          </table:table-cell>
          <table:table-cell office:value-type="float" office:value="0.77931" calcext:value-type="float">
            <text:p>0.7793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75983" calcext:value-type="float">
            <text:p>0.75983</text:p>
          </table:table-cell>
          <table:table-cell office:value-type="float" office:value="0.69757" calcext:value-type="float">
            <text:p>0.6975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71838" calcext:value-type="float">
            <text:p>0.71838</text:p>
          </table:table-cell>
          <table:table-cell office:value-type="float" office:value="0.7107" calcext:value-type="float">
            <text:p>0.71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2414" calcext:value-type="float">
            <text:p>0.72414</text:p>
          </table:table-cell>
          <table:table-cell office:value-type="float" office:value="0.62137" calcext:value-type="float">
            <text:p>0.621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51662" calcext:value-type="float">
            <text:p>0.51662</text:p>
          </table:table-cell>
          <table:table-cell office:value-type="float" office:value="0.65266" calcext:value-type="float">
            <text:p>0.6526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60148" calcext:value-type="float">
            <text:p>0.60148</text:p>
          </table:table-cell>
          <table:table-cell office:value-type="float" office:value="0.50129" calcext:value-type="float">
            <text:p>0.501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4T15:11:19.392797144</dc:date>
    <meta:editing-duration>P12DT22H30M11S</meta:editing-duration>
    <meta:editing-cycles>6</meta:editing-cycles>
    <meta:generator>LibreOffice/7.3.7.2$Linux_X86_64 LibreOffice_project/30$Build-2</meta:generator>
    <meta:document-statistic meta:table-count="2" meta:cell-count="53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title svg:x="2.211cm" svg:y="0.315cm" chart:style-name="ch2">
          <text:p>Precentage of orthologs found as a function of mean edge length</text:p>
        </chart:title>
        <chart:legend chart:legend-position="end" svg:x="12.109cm" svg:y="3.706cm" style:legend-expansion="high" chart:style-name="ch3"/>
        <chart:plot-area chart:style-name="ch4" table:cell-range-address="results_new.A16:results_new.D26" chart:data-source-has-labels="both" svg:x="1.33cm" svg:y="1.778cm" svg:width="10.46cm" svg:height="6.067cm">
          <chart:coordinate-region svg:x="2.057cm" svg:y="1.978cm" svg:width="9.493cm" svg:height="5.22cm"/>
          <chart:axis chart:dimension="x" chart:name="primary-x" chart:style-name="ch5" chartooo:axis-type="auto">
            <chartooo:date-scale/>
            <chart:title svg:x="5.193cm" svg:y="8.025cm" chart:style-name="ch6">
              <text:p>mean edge length</text:p>
            </chart:title>
            <chart:categories table:cell-range-address="results_new.A17:results_new.A26"/>
          </chart:axis>
          <chart:axis chart:dimension="y" chart:name="primary-y" chart:style-name="ch5">
            <chart:title svg:x="0.451cm" svg:y="7.038cm" chart:style-name="ch7">
              <text:p>Precentage of orthologs found</text:p>
            </chart:title>
            <chart:grid chart:style-name="ch8" chart:class="major"/>
          </chart:axis>
          <chart:series chart:style-name="ch9" chart:values-cell-range-address="results_new.B17:results_new.B26" chart:label-cell-address="results_new.B16:results_new.B16" chart:class="chart:line">
            <chart:data-point chart:repeated="10"/>
          </chart:series>
          <chart:series chart:style-name="ch10" chart:values-cell-range-address="results_new.C17:results_new.C26" chart:label-cell-address="results_new.C16:results_new.C16" chart:class="chart:line">
            <chart:data-point chart:repeated="10"/>
          </chart:series>
          <chart:series chart:style-name="ch11" chart:values-cell-range-address="results_new.D17:results_new.D26" chart:label-cell-address="results_new.D16:results_new.D16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mers+helinger</text:p>
                <draw:g>
                  <svg:desc>results_new.B16:results_new.B16</svg:desc>
                </draw:g>
              </table:table-cell>
              <table:table-cell office:value-type="string">
                <text:p>Levinshtein</text:p>
                <draw:g>
                  <svg:desc>results_new.C16:results_new.C16</svg:desc>
                </draw:g>
              </table:table-cell>
              <table:table-cell office:value-type="string">
                <text:p>Lempel ziv</text:p>
                <draw:g>
                  <svg:desc>results_new.D16:results_new.D16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esults_new.A17:results_new.A26</svg:desc>
                </draw:g>
              </table:table-cell>
              <table:table-cell office:value-type="float" office:value="0">
                <text:p>0</text:p>
                <draw:g>
                  <svg:desc>results_new.B17:results_new.B26</svg:desc>
                </draw:g>
              </table:table-cell>
              <table:table-cell office:value-type="float" office:value="0">
                <text:p>0</text:p>
                <draw:g>
                  <svg:desc>results_new.C17:results_new.C26</svg:desc>
                </draw:g>
              </table:table-cell>
              <table:table-cell office:value-type="float" office:value="1">
                <text:p>1</text:p>
                <draw:g>
                  <svg:desc>results_new.D17:results_new.D26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1668">
                <text:p>0.01668</text:p>
              </table:table-cell>
              <table:table-cell office:value-type="float" office:value="0.01668">
                <text:p>0.0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14964">
                <text:p>0.14964</text:p>
              </table:table-cell>
              <table:table-cell office:value-type="float" office:value="0.14964">
                <text:p>0.14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21765">
                <text:p>0.21765</text:p>
              </table:table-cell>
              <table:table-cell office:value-type="float" office:value="0.21765">
                <text:p>0.21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8563">
                <text:p>0.48563</text:p>
              </table:table-cell>
              <table:table-cell office:value-type="float" office:value="0.48571">
                <text:p>0.4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3483">
                <text:p>0.63483</text:p>
              </table:table-cell>
              <table:table-cell office:value-type="float" office:value="0.63485">
                <text:p>0.63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74077">
                <text:p>0.74077</text:p>
              </table:table-cell>
              <table:table-cell office:value-type="float" office:value="0.74077">
                <text:p>0.74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86198">
                <text:p>0.86198</text:p>
              </table:table-cell>
              <table:table-cell office:value-type="float" office:value="0.86198">
                <text:p>0.86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81956">
                <text:p>0.81956</text:p>
              </table:table-cell>
              <table:table-cell office:value-type="float" office:value="0.81998">
                <text:p>0.8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0191">
                <text:p>0.90191</text:p>
              </table:table-cell>
              <table:table-cell office:value-type="float" office:value="0.91758">
                <text:p>0.9175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86cm" svg:height="9.006cm" xlink:href=".." xlink:type="simple" chart:class="chart:line" chart:style-name="ch1">
        <chart:title svg:x="4.446cm" svg:y="0.241cm" chart:style-name="ch2">
          <text:p>Precentage of orthologs found as function of mean edge length</text:p>
        </chart:title>
        <chart:legend chart:legend-position="end" svg:x="17.302cm" svg:y="3.706cm" style:legend-expansion="high" chart:style-name="ch3"/>
        <chart:plot-area chart:style-name="ch4" table:cell-range-address="results_new.A16:results_new.D31" chart:data-source-has-labels="both" svg:x="1.434cm" svg:y="1.275cm" svg:width="15.445cm" svg:height="6.57cm">
          <chart:coordinate-region svg:x="2.161cm" svg:y="1.475cm" svg:width="14.478cm" svg:height="5.723cm"/>
          <chart:axis chart:dimension="x" chart:name="primary-x" chart:style-name="ch5" chartooo:axis-type="auto">
            <chartooo:date-scale/>
            <chart:title svg:x="7.789cm" svg:y="8.025cm" chart:style-name="ch6">
              <text:p>mean edge length</text:p>
            </chart:title>
            <chart:categories table:cell-range-address="results_new.A17:results_new.A31"/>
          </chart:axis>
          <chart:axis chart:dimension="y" chart:name="primary-y" chart:style-name="ch5">
            <chart:title svg:x="0.451cm" svg:y="6.787cm" chart:style-name="ch7">
              <text:p>Precentage of orthologs found</text:p>
            </chart:title>
            <chart:grid chart:style-name="ch8" chart:class="major"/>
          </chart:axis>
          <chart:series chart:style-name="ch9" chart:values-cell-range-address="results_new.B17:results_new.B31" chart:label-cell-address="results_new.B16:results_new.B16" chart:class="chart:line">
            <chart:data-point chart:repeated="15"/>
          </chart:series>
          <chart:series chart:style-name="ch10" chart:values-cell-range-address="results_new.C17:results_new.C31" chart:label-cell-address="results_new.C16:results_new.C16" chart:class="chart:line">
            <chart:data-point chart:repeated="15"/>
          </chart:series>
          <chart:series chart:style-name="ch11" chart:values-cell-range-address="results_new.D17:results_new.D31" chart:label-cell-address="results_new.D16:results_new.D16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mers+helinger</text:p>
                <draw:g>
                  <svg:desc>results_new.B16:results_new.B16</svg:desc>
                </draw:g>
              </table:table-cell>
              <table:table-cell office:value-type="string">
                <text:p>Levinshtein</text:p>
                <draw:g>
                  <svg:desc>results_new.C16:results_new.C16</svg:desc>
                </draw:g>
              </table:table-cell>
              <table:table-cell office:value-type="string">
                <text:p>Lempel ziv</text:p>
                <draw:g>
                  <svg:desc>results_new.D16:results_new.D16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esults_new.A17:results_new.A31</svg:desc>
                </draw:g>
              </table:table-cell>
              <table:table-cell office:value-type="float" office:value="0">
                <text:p>0</text:p>
                <draw:g>
                  <svg:desc>results_new.B17:results_new.B31</svg:desc>
                </draw:g>
              </table:table-cell>
              <table:table-cell office:value-type="float" office:value="0">
                <text:p>0</text:p>
                <draw:g>
                  <svg:desc>results_new.C17:results_new.C31</svg:desc>
                </draw:g>
              </table:table-cell>
              <table:table-cell office:value-type="float" office:value="1">
                <text:p>1</text:p>
                <draw:g>
                  <svg:desc>results_new.D17:results_new.D31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1668">
                <text:p>0.01668</text:p>
              </table:table-cell>
              <table:table-cell office:value-type="float" office:value="0.01668">
                <text:p>0.01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14964">
                <text:p>0.14964</text:p>
              </table:table-cell>
              <table:table-cell office:value-type="float" office:value="0.14964">
                <text:p>0.14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21765">
                <text:p>0.21765</text:p>
              </table:table-cell>
              <table:table-cell office:value-type="float" office:value="0.21765">
                <text:p>0.21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8563">
                <text:p>0.48563</text:p>
              </table:table-cell>
              <table:table-cell office:value-type="float" office:value="0.48571">
                <text:p>0.4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3483">
                <text:p>0.63483</text:p>
              </table:table-cell>
              <table:table-cell office:value-type="float" office:value="0.63485">
                <text:p>0.63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74077">
                <text:p>0.74077</text:p>
              </table:table-cell>
              <table:table-cell office:value-type="float" office:value="0.74077">
                <text:p>0.74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86198">
                <text:p>0.86198</text:p>
              </table:table-cell>
              <table:table-cell office:value-type="float" office:value="0.86198">
                <text:p>0.86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81956">
                <text:p>0.81956</text:p>
              </table:table-cell>
              <table:table-cell office:value-type="float" office:value="0.81998">
                <text:p>0.8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0191">
                <text:p>0.90191</text:p>
              </table:table-cell>
              <table:table-cell office:value-type="float" office:value="0.91758">
                <text:p>0.91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65823">
                <text:p>0.65823</text:p>
              </table:table-cell>
              <table:table-cell office:value-type="float" office:value="0.97657">
                <text:p>0.97657</text:p>
              </table:table-cell>
              <table:table-cell office:value-type="float" office:value="0.83173">
                <text:p>0.8317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319">
                <text:p>0.3319</text:p>
              </table:table-cell>
              <table:table-cell office:value-type="float" office:value="0.89092">
                <text:p>0.89092</text:p>
              </table:table-cell>
              <table:table-cell office:value-type="float" office:value="0.54023">
                <text:p>0.5402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836">
                <text:p>0.1836</text:p>
              </table:table-cell>
              <table:table-cell office:value-type="float" office:value="0.80425">
                <text:p>0.80425</text:p>
              </table:table-cell>
              <table:table-cell office:value-type="float" office:value="0.2795">
                <text:p>0.27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9581">
                <text:p>0.09581</text:p>
              </table:table-cell>
              <table:table-cell office:value-type="float" office:value="0.48934">
                <text:p>0.48934</text:p>
              </table:table-cell>
              <table:table-cell office:value-type="float" office:value="0.15344">
                <text:p>0.1534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50109">
                <text:p>0.050109</text:p>
              </table:table-cell>
              <table:table-cell office:value-type="float" office:value="0.30466">
                <text:p>0.30466</text:p>
              </table:table-cell>
              <table:table-cell office:value-type="float" office:value="0.08023">
                <text:p>0.08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cm" svg:height="10.68cm" xlink:href=".." xlink:type="simple" chart:class="chart:line" chart:style-name="ch1">
        <chart:title svg:x="6.862cm" svg:y="0.349cm" chart:style-name="ch2">
          <text:p>Precentage of orthologs found as function of edge length</text:p>
        </chart:title>
        <chart:legend chart:legend-position="end" svg:x="22.125cm" svg:y="4.792cm" style:legend-expansion="high" chart:style-name="ch3"/>
        <chart:plot-area chart:style-name="ch4" table:cell-range-address="Sheet2.A1:Sheet2.C28" chart:data-source-has-labels="both" svg:x="1.511cm" svg:y="1.341cm" svg:width="20.114cm" svg:height="8.145cm">
          <chart:coordinate-region svg:x="2.238cm" svg:y="1.541cm" svg:width="19.055cm" svg:height="7.298cm"/>
          <chart:axis chart:dimension="x" chart:name="primary-x" chart:style-name="ch5" chartooo:axis-type="auto">
            <chartooo:date-scale/>
            <chart:title svg:x="10.651cm" svg:y="9.699cm" chart:style-name="ch6">
              <text:p>edge length</text:p>
            </chart:title>
            <chart:categories table:cell-range-address="Sheet2.A2:Sheet2.A28"/>
          </chart:axis>
          <chart:axis chart:dimension="y" chart:name="primary-y" chart:style-name="ch5">
            <chart:title svg:x="0.451cm" svg:y="7.64cm" chart:style-name="ch7">
              <text:p>Precentage of orthologs found</text:p>
            </chart:title>
            <chart:grid chart:style-name="ch8" chart:class="major"/>
          </chart:axis>
          <chart:series chart:style-name="ch9" chart:values-cell-range-address="Sheet2.B2:Sheet2.B28" chart:label-cell-address="Sheet2.B1:Sheet2.B1" chart:class="chart:line">
            <chart:data-point chart:repeated="27"/>
          </chart:series>
          <chart:series chart:style-name="ch10" chart:values-cell-range-address="Sheet2.C2:Sheet2.C28" chart:label-cell-address="Sheet2.C1:Sheet2.C1" chart:class="chart:line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mpel ziv</text:p>
                <draw:g>
                  <svg:desc>Sheet2.B1:Sheet2.B1</svg:desc>
                </draw:g>
              </table:table-cell>
              <table:table-cell office:value-type="string">
                <text:p>nc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2.A2:Sheet2.A28</svg:desc>
                </draw:g>
              </table:table-cell>
              <table:table-cell office:value-type="float" office:value="1">
                <text:p>1</text:p>
                <draw:g>
                  <svg:desc>Sheet2.B2:Sheet2.B28</svg:desc>
                </draw:g>
              </table:table-cell>
              <table:table-cell office:value-type="float" office:value="1">
                <text:p>1</text:p>
                <draw:g>
                  <svg:desc>Sheet2.C2:Sheet2.C28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999888888888889">
                <text:p>0.99988888888888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99994">
                <text:p>0.99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99762">
                <text:p>0.99762</text:p>
              </table:table-cell>
              <table:table-cell office:value-type="float" office:value="0.99634">
                <text:p>0.9963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99044">
                <text:p>0.99044</text:p>
              </table:table-cell>
              <table:table-cell office:value-type="float" office:value="0.99569">
                <text:p>0.99569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99481">
                <text:p>0.99481</text:p>
              </table:table-cell>
              <table:table-cell office:value-type="float" office:value="0.99207">
                <text:p>0.9920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97796">
                <text:p>0.97796</text:p>
              </table:table-cell>
              <table:table-cell office:value-type="float" office:value="0.92328">
                <text:p>0.9232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95406">
                <text:p>0.95406</text:p>
              </table:table-cell>
              <table:table-cell office:value-type="float" office:value="0.95497">
                <text:p>0.9549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97036">
                <text:p>0.97036</text:p>
              </table:table-cell>
              <table:table-cell office:value-type="float" office:value="0.90018">
                <text:p>0.9001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90317">
                <text:p>0.90317</text:p>
              </table:table-cell>
              <table:table-cell office:value-type="float" office:value="0.9185">
                <text:p>0.9185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90003">
                <text:p>0.90003</text:p>
              </table:table-cell>
              <table:table-cell office:value-type="float" office:value="0.84604">
                <text:p>0.8460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8501">
                <text:p>0.8501</text:p>
              </table:table-cell>
              <table:table-cell office:value-type="float" office:value="0.84362">
                <text:p>0.8436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75531">
                <text:p>0.75531</text:p>
              </table:table-cell>
              <table:table-cell office:value-type="float" office:value="0.77931">
                <text:p>0.7793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75983">
                <text:p>0.75983</text:p>
              </table:table-cell>
              <table:table-cell office:value-type="float" office:value="0.69757">
                <text:p>0.69757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71838">
                <text:p>0.71838</text:p>
              </table:table-cell>
              <table:table-cell office:value-type="float" office:value="0.7107">
                <text:p>0.710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6672">
                <text:p>0.6672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72414">
                <text:p>0.72414</text:p>
              </table:table-cell>
              <table:table-cell office:value-type="float" office:value="0.62137">
                <text:p>0.621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51662">
                <text:p>0.51662</text:p>
              </table:table-cell>
              <table:table-cell office:value-type="float" office:value="0.65266">
                <text:p>0.6526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60148">
                <text:p>0.60148</text:p>
              </table:table-cell>
              <table:table-cell office:value-type="float" office:value="0.50129">
                <text:p>0.50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line" chart:style-name="ch1">
        <chart:title svg:x="2.304cm" svg:y="0.315cm" chart:style-name="ch2">
          <text:p>Compared of all tested algorithms, Percentage of correct matching as function of mean edge length</text:p>
        </chart:title>
        <chart:legend chart:legend-position="end" svg:x="12.109cm" svg:y="3.456cm" style:legend-expansion="high" chart:style-name="ch3"/>
        <chart:plot-area chart:style-name="ch4" table:cell-range-address="results_new.A16:results_new.E26" chart:data-source-has-labels="both" svg:x="1.33cm" svg:y="1.778cm" svg:width="10.46cm" svg:height="6.066cm">
          <chart:coordinate-region svg:x="2.057cm" svg:y="1.978cm" svg:width="9.493cm" svg:height="5.219cm"/>
          <chart:axis chart:dimension="x" chart:name="primary-x" chart:style-name="ch5" chartooo:axis-type="auto">
            <chartooo:date-scale/>
            <chart:title svg:x="5.193cm" svg:y="8.024cm" chart:style-name="ch6">
              <text:p>Mean edge length</text:p>
            </chart:title>
            <chart:categories table:cell-range-address="results_new.A17:results_new.A26"/>
          </chart:axis>
          <chart:axis chart:dimension="y" chart:name="primary-y" chart:style-name="ch5">
            <chart:title svg:x="0.451cm" svg:y="5.477cm" chart:style-name="ch7">
              <text:p>distance</text:p>
            </chart:title>
            <chart:grid chart:style-name="ch8" chart:class="major"/>
          </chart:axis>
          <chart:series chart:style-name="ch9" chart:values-cell-range-address="results_new.B17:results_new.B26" chart:label-cell-address="results_new.B16:results_new.B16" chart:class="chart:line">
            <chart:data-point chart:repeated="10"/>
          </chart:series>
          <chart:series chart:style-name="ch10" chart:values-cell-range-address="results_new.C17:results_new.C26" chart:label-cell-address="results_new.C16:results_new.C16" chart:class="chart:line">
            <chart:data-point chart:repeated="10"/>
          </chart:series>
          <chart:series chart:style-name="ch11" chart:values-cell-range-address="results_new.D17:results_new.D26" chart:label-cell-address="results_new.D16:results_new.D16" chart:class="chart:line">
            <chart:data-point chart:repeated="10"/>
          </chart:series>
          <chart:series chart:style-name="ch12" chart:values-cell-range-address="results_new.E17:results_new.E26" chart:label-cell-address="results_new.E16:results_new.E16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mers+helinger</text:p>
                <draw:g>
                  <svg:desc>results_new.B16:results_new.B16</svg:desc>
                </draw:g>
              </table:table-cell>
              <table:table-cell office:value-type="string">
                <text:p>Levinshtein</text:p>
                <draw:g>
                  <svg:desc>results_new.C16:results_new.C16</svg:desc>
                </draw:g>
              </table:table-cell>
              <table:table-cell office:value-type="string">
                <text:p>Lempel ziv</text:p>
                <draw:g>
                  <svg:desc>results_new.D16:results_new.D16</svg:desc>
                </draw:g>
              </table:table-cell>
              <table:table-cell office:value-type="string">
                <text:p>symetric ncd</text:p>
                <draw:g>
                  <svg:desc>results_new.E16:results_new.E16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esults_new.A17:results_new.A26</svg:desc>
                </draw:g>
              </table:table-cell>
              <table:table-cell office:value-type="float" office:value="0">
                <text:p>0</text:p>
                <draw:g>
                  <svg:desc>results_new.B17:results_new.B26</svg:desc>
                </draw:g>
              </table:table-cell>
              <table:table-cell office:value-type="float" office:value="0">
                <text:p>0</text:p>
                <draw:g>
                  <svg:desc>results_new.C17:results_new.C26</svg:desc>
                </draw:g>
              </table:table-cell>
              <table:table-cell office:value-type="float" office:value="1">
                <text:p>1</text:p>
                <draw:g>
                  <svg:desc>results_new.D17:results_new.D26</svg:desc>
                </draw:g>
              </table:table-cell>
              <table:table-cell office:value-type="float" office:value="1">
                <text:p>1</text:p>
                <draw:g>
                  <svg:desc>results_new.E17:results_new.E26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1668">
                <text:p>0.01668</text:p>
              </table:table-cell>
              <table:table-cell office:value-type="float" office:value="0.01668">
                <text:p>0.016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14964">
                <text:p>0.14964</text:p>
              </table:table-cell>
              <table:table-cell office:value-type="float" office:value="0.14964">
                <text:p>0.149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21765">
                <text:p>0.21765</text:p>
              </table:table-cell>
              <table:table-cell office:value-type="float" office:value="0.21765">
                <text:p>0.217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8563">
                <text:p>0.48563</text:p>
              </table:table-cell>
              <table:table-cell office:value-type="float" office:value="0.48571">
                <text:p>0.4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3483">
                <text:p>0.63483</text:p>
              </table:table-cell>
              <table:table-cell office:value-type="float" office:value="0.63485">
                <text:p>0.634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74077">
                <text:p>0.74077</text:p>
              </table:table-cell>
              <table:table-cell office:value-type="float" office:value="0.74077">
                <text:p>0.740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86198">
                <text:p>0.86198</text:p>
              </table:table-cell>
              <table:table-cell office:value-type="float" office:value="0.86198">
                <text:p>0.861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81956">
                <text:p>0.81956</text:p>
              </table:table-cell>
              <table:table-cell office:value-type="float" office:value="0.81998">
                <text:p>0.81998</text:p>
              </table:table-cell>
              <table:table-cell office:value-type="float" office:value="1">
                <text:p>1</text:p>
              </table:table-cell>
              <table:table-cell office:value-type="float" office:value="0.999888888888889">
                <text:p>0.99988888888888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0191">
                <text:p>0.90191</text:p>
              </table:table-cell>
              <table:table-cell office:value-type="float" office:value="0.91758">
                <text:p>0.91758</text:p>
              </table:table-cell>
              <table:table-cell office:value-type="float" office:value="1">
                <text:p>1</text:p>
              </table:table-cell>
              <table:table-cell office:value-type="float" office:value="0.99985">
                <text:p>0.999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